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SimSun" svg:font-family="NSimSun" style:font-family-generic="system" style:font-pitch="variable"/>
  </office:font-face-decls>
  <office:automatic-styles>
    <style:style style:name="P1" style:family="paragraph" style:parent-style-name="Standard">
      <style:paragraph-properties style:line-height-at-least="0.335cm"/>
      <style:text-properties fo:color="#000000" loext:opacity="100%" style:font-name="Montserrat" fo:font-size="12pt" fo:font-weight="bold" fo:background-color="transparent" style:font-size-asian="12pt" style:font-size-complex="12pt"/>
    </style:style>
    <style:style style:name="P2" style:family="paragraph" style:parent-style-name="Standard">
      <style:paragraph-properties style:line-height-at-least="0.335cm"/>
      <style:text-properties fo:color="#000000" loext:opacity="100%" style:font-name="Montserrat" fo:font-size="12pt" fo:background-color="transparent" style:font-size-asian="12pt" style:font-size-complex="12pt"/>
    </style:style>
    <style:style style:name="P3" style:family="paragraph" style:parent-style-name="Standard">
      <style:text-properties fo:color="#000000" loext:opacity="100%" style:font-name="Montserrat" fo:font-size="12pt" fo:background-color="transparent" style:font-size-asian="12pt" style:font-size-complex="12pt"/>
    </style:style>
    <style:style style:name="P4" style:family="paragraph" style:parent-style-name="Standard">
      <style:paragraph-properties style:line-height-at-least="0.335cm"/>
      <style:text-properties fo:color="#000000" loext:opacity="100%" style:font-name="Montserrat" fo:font-size="12pt" fo:font-weight="normal" fo:background-color="transparent" style:font-size-asian="12pt" style:font-size-complex="12pt"/>
    </style:style>
    <style:style style:name="T1"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Rapport</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Page de gard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Sommair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Remerciements</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Contexte</text:p>
      <text:p text:style-name="P4">___</text:p>
      <text:p text:style-name="P2"/>
      <text:p text:style-name="P4">Qui suis-je ?</text:p>
      <text:p text:style-name="P2"/>
      <text:p text:style-name="P4">Je me présente, Yannis Almanric, 29 ans.</text:p>
      <text:p text:style-name="P4">Je suis depuis presque deux ans, en alternance chez la société `Wellcoms Drilling &amp; Geology` en tant que développeur front-end.</text:p>
      <text:p text:style-name="P2"/>
      <text:p text:style-name="P4">L'organisation qui m'accueille, basée en France, est spécialisée dans la création d'outils informatique pour de la transmission de données depuis 15 ans.</text:p>
      <text:p text:style-name="P4">Elle est spécialisée dans la récupération et le traitement de données relatives au forages pétroliers, en utilisant les standards de l'industrie, c'est à dire principalement du WITSML (langage de balises basé sur XML).</text:p>
      <text:p text:style-name="P4">L'équipe est constituée de plusieurs développeurs, un ingénieur recherche et développement, un administrateur système, un géologue, un commercial relation client et une équipe de support client.</text:p>
      <text:p text:style-name="P2"/>
      <text:p text:style-name="P4">Mon choix s'est porté sur cette entreprise car elle proposait un environnement propice à l'apprentissage, avec une petite équipe, un esprit familial et le temps nécessaire pour monter en compétence avant de se lancer dans de véritables missions (Avant de se lancer dans des projets plus complexes).</text:p>
      <text:p text:style-name="P4">De plus l'environnement technique correspondait parfaitement aux attentes de la formation, avec JavaScript/jQuery utilisé des deux côtés. Plus un nouveau projet interne à l'entreprise en Vue.js, technologie que j'ai pu bien approfondir dans le projet `Lancez votre propre site d'avis de restaurants`.</text:p>
      <text:p text:style-name="P2"/>
      <text:p text:style-name="P4">En ce qui concerne mes objectifs de formation, je compte améliorer ma maîtrise du JavaScript, une fois les différents concepts de bases acquis, améliorer la structure du code, chercher l'optimisatio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Problématique</text:p>
      <text:p text:style-name="P4">____</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Missions confiées</text:p>
      <text:p text:style-name="P2"/>
      <text:p text:style-name="P2"> <text:span text:style-name="T1">- Reprise de la bibliothèque SVG des lithologies (ajout, correction)</text:span></text:p>
      <text:p text:style-name="P2"> <text:span text:style-name="T1">- Amélioration du tooltip d’information des graphiques</text:span></text:p>
      <text:p text:style-name="P2"> <text:span text:style-name="T1">- Correction du CSS général de l’interface</text:span></text:p>
      <text:p text:style-name="P2"> <text:span text:style-name="T1">- Debug : </text:span></text:p>
      <text:p text:style-name="P2">    <text:span text:style-name="T1">- Courbes logarithmiques</text:span></text:p>
      <text:p text:style-name="P2">    <text:span text:style-name="T1">- Labels</text:span></text:p>
      <text:p text:style-name="P2">    <text:span text:style-name="T1">- Datetime picker</text:span></text:p>
      <text:p text:style-name="P2">    <text:span text:style-name="T1">- Export graphique PDF/PNG/JPEG</text:span></text:p>
      <text:p text:style-name="P2">    <text:span text:style-name="T1">- Dowload data (CSV/XLS)</text:span></text:p>
      <text:p text:style-name="P2">    <text:span text:style-name="T1">- Datatable</text:span></text:p>
      <text:p text:style-name="P2">    <text:span text:style-name="T1">- Messages graphiques</text:span></text:p>
      <text:p text:style-name="P2">    <text:span text:style-name="T1">- Update data</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Bil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2T12:25:32.509000000</meta:creation-date>
    <dc:date>2022-06-12T17:31:22.280000000</dc:date>
    <meta:editing-duration>PT4H55M39S</meta:editing-duration>
    <meta:editing-cycles>1</meta:editing-cycles>
    <meta:document-statistic meta:table-count="0" meta:image-count="0" meta:object-count="0" meta:page-count="8" meta:paragraph-count="31" meta:word-count="302" meta:character-count="2016" meta:non-whitespace-character-count="1708"/>
    <meta:generator>LibreOffice/7.3.2.2$Windows_X86_64 LibreOffice_project/49f2b1bff42cfccbd8f788c8dc32c1c309559be0</meta:generator>
  </office:meta>
</office:document-meta>
</file>